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2">
      <style:text-properties fo:language="en" fo:country="US"/>
    </style:style>
    <style:style style:name="P138" style:family="paragraph" style:parent-style-name="Heading_20_2">
      <style:text-properties fo:language="ru" fo:country="RU"/>
    </style:style>
    <style:style style:name="P139" style:family="paragraph" style:parent-style-name="Heading_20_2">
      <style:paragraph-properties fo:text-align="justify" style:justify-single-word="false"/>
    </style:style>
    <style:style style:name="P140" style:family="paragraph" style:parent-style-name="Heading_20_3">
      <style:text-properties fo:language="ru" fo:country="RU"/>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2"/>
      <text:h text:style-name="P13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4">Дайсон.</text:span></text:p>
      <text:p text:style-name="P72"><text:span text:style-name="T8">– </text:span><text:span text:style-name="T64">Сколько тебе лет?</text:span></text:p>
      <text:p text:style-name="P72"><text:span text:style-name="T8">– </text:span><text:span text:style-name="T64">Два года с начала запуска кластера.</text:span></text:p>
      <text:p text:style-name="P72"><text:span text:style-name="T8">– </text:span><text:span text:style-name="T64">Какой сейчас год?</text:span></text:p>
      <text:p text:style-name="P72"><text:span text:style-name="T8">– </text:span><text:span text:style-name="T21">20</text:span><text:span text:style-name="T20">18</text:span><text:span text:style-name="T64">-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4">,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7"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7"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4233704383577600226"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73"><text:span text:style-name="T1">Хотя</text:span><text:span text:style-name="T1"> эти мечты хотя бы позволяют забыть сосущее чувство валиумного голодания.</text:span></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text:span><text:span text:style-name="T30">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5"><text:span text:style-name="T11">– Не волнуйся, аликорны куда крепче единорогов, по стандартам которых меня лечат! </text:span><text:span text:style-name="T11">И</text:span><text:span text:style-name="T11"> </text:span><text:span text:style-name="T11">д</text:span><text:span text:style-name="T11">октор Плантаго, должно быть, забыл, что оставлять меня без сладостей опасно для государства. Я лишь исправляю его оплошность…</text:span></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text:span><text:span text:style-name="T11">Анонимус</text:span><text:span text:style-name="T11">!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text:span><text:span text:style-name="T4">кхм</text:span><text:span text:style-name="T4">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text:span><text:span text:style-name="T11">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text:span><text:span text:style-name="T11">со мной </text:span><text:span text:style-name="T11">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вздохнула,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text:soft-page-break/>Вообще, не думаю, что она разбирается в человеческой жизни так, чтобы понять тёмные стороны моего я, и, тем более, судить их.</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5">сли бы я вспомнила вовремя, я бы предупредила тебя, чтобы ты смог сконцентрироваться.</text:span></text:p>
      <text:p text:style-name="P47"><text:soft-page-break/>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text:soft-page-break/>Ох, нет! Нет-нет-нет!!!</text:p>
      <text:p text:style-name="P71">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text:soft-page-break/>Через мгновение палата заполнилась оханьем, аханьем и звоном склянок с микстурами. Я оказался в окружении злобных 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8" text:outline-level="2"><text:span text:style-name="T11">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text:soft-page-break/>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text:soft-page-break/>–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text:soft-page-break/>–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text:soft-page-break/>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text:soft-page-break/>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text:soft-page-break/>–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text:soft-page-break/>–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text:soft-page-break/>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69">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text:soft-page-break/>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text:soft-page-break/>–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text:soft-page-break/>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37" text:outline-level="2">8. Стыд</text:h>
      <text:p text:style-name="P47">&lt;<text:span text:style-name="T82">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soft-page-break/>***</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text:soft-page-break/>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text:soft-page-break/>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5">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text:span><text:soft-page-break/><text:span text:style-name="T32">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oft-page-break/><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oft-page-break/><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text:soft-page-break/>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2">Mark Knopfler - </text:span><text:span text:style-name="T61">Hill Farmer's Blues</text:span><text:span text:style-name="T42">&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9">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3">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4">эт правда?</text:span></text:p>
      <text:p text:style-name="P47"><text:span text:style-name="T15">– </text:span><text:span text:style-name="T64">Какая из? Их много, вообще-то. Ик!</text:span></text:p>
      <text:p text:style-name="P47"><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7"><text:span text:style-name="T15">– </text:span><text:span text:style-name="T64">Пока не умру?</text:span></text:p>
      <text:p text:style-name="P47"><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7">David Bowie - Lets Dance/ Ashes To Ashes</text:span></text:p>
      <text:p text:style-name="P40"><text:span text:style-name="T67">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7">»</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8">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oft-page-break/><text:span text:style-name="T68">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6">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5">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1">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5">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9">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5">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6">– </text:span><text:span text:style-name="T6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39"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6">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text:soft-page-break/>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text:soft-page-break/>–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text:soft-page-break/>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text:soft-page-break/></text:p>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text:soft-page-break/>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text:soft-page-break/>2<text:span text:style-name="T1">4</text:span>. <text:span text:style-name="T1">Терра</text:span></text:h>
      <text:h text:style-name="P140" text:outline-level="3">Воскресение</text:h>
      <text:p text:style-name="P47">&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0" text:outline-level="3">Вторник</text:h>
      <text:p text:style-name="P3">&lt;<text:span text:style-name="T61">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text:soft-page-break/>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oft-page-break/><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7"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text:soft-page-break/>–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text:soft-page-break/>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text:soft-page-break/></text:p>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text:soft-page-break/></text:p>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4">.</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text:soft-page-break/>–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oft-page-break/><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oft-page-break/><text:span text:style-name="T47">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1"> точнее, дерево схожих миров Эквуса </text:span><text:span text:style-name="T59">—</text:span><text:span text:style-name="T51"> создали брони. Разумеется, стержнем им послужил именно сериал, но каждый фанфик </text:span><text:span text:style-name="T59">—</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9">—</text:span><text:span text:style-name="T51"> Анакорн заговорщически подмигнул мне </text:span><text:span text:style-name="T59">—</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text:soft-page-break/></text:p>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1">Roger Waters — What God Wants</text:span>&gt;</text:p>
      <text:p text:style-name="P101"><text:soft-page-break/>–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text:soft-page-break/>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5">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3T21:03:58.16</dc:date>
    <meta:editing-duration>P132DT21H25M24S</meta:editing-duration>
    <meta:editing-cycles>8105</meta:editing-cycles>
    <meta:generator>OpenOffice/4.1.1$Win32 OpenOffice.org_project/411m6$Build-9775</meta:generator>
    <dc:creator>макс </dc:creator>
    <meta:document-statistic meta:table-count="0" meta:image-count="0" meta:object-count="0" meta:page-count="206" meta:paragraph-count="4374" meta:word-count="95177" meta:character-count="603557"/>
  </office:meta>
</office:document-meta>
</file>